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0008in solid #ffffff" style:text-align-source="fix" style:repeat-content="false" fo:background-color="transparent" fo:border-left="none" fo:border-right="0.0008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ffffff" fo:border-left="none" fo:border-right="0.0008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ID</text:p>
          </table:table-cell>
          <table:table-cell office:value-type="string">
            <text:p>Branch</text:p>
          </table:table-cell>
          <table:table-cell table:style-name="ce1" office:value-type="string">
            <text:p>Jenis Dokumen</text:p>
          </table:table-cell>
          <table:table-cell table:style-name="ce2" office:value-type="string">
            <text:p>Nomor</text:p>
          </table:table-cell>
          <table:table-cell table:style-name="ce4" office:value-type="string">
            <text:p>Masa Berlaku</text:p>
          </table:table-cell>
          <table:table-cell table:style-name="ce9" office:value-type="string">
            <text:p>Keterangan</text:p>
          </table:table-cell>
          <table:table-cell table:style-name="ce9" office:value-type="string">
            <text:p>Statu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ho1</text:p>
          </table:table-cell>
          <table:table-cell office:value-type="string">
            <text:p>Ciputat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2</text:p>
          </table:table-cell>
          <table:table-cell office:value-type="string">
            <text:p>Daanmogot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</text:p>
          </table:table-cell>
          <table:table-cell office:value-type="string">
            <text:p>Head Office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/>
          <table:table-cell table:number-columns-repeated="1017"/>
        </table:table-row>
        <table:table-row table:style-name="ro1">
          <table:table-cell office:value-type="string">
            <text:p>ho4</text:p>
          </table:table-cell>
          <table:table-cell office:value-type="string">
            <text:p>Kemayor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9-06-07">
            <text:p>2019-06-07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5</text:p>
          </table:table-cell>
          <table:table-cell office:value-type="string">
            <text:p>Rawamangu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</text:p>
          </table:table-cell>
          <table:table-cell office:value-type="string">
            <text:p>Cikup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</text:p>
          </table:table-cell>
          <table:table-cell office:value-type="string">
            <text:p>Ciledu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</text:p>
          </table:table-cell>
          <table:table-cell office:value-type="string">
            <text:p>Mauk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</text:p>
          </table:table-cell>
          <table:table-cell office:value-type="string">
            <text:p>Ser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</text:p>
          </table:table-cell>
          <table:table-cell office:value-type="string">
            <text:p>Tanger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</text:p>
          </table:table-cell>
          <table:table-cell office:value-type="string">
            <text:p>Labu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</text:p>
          </table:table-cell>
          <table:table-cell office:value-type="string">
            <text:p>Rangkasbit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</text:p>
          </table:table-cell>
          <table:table-cell office:value-type="string">
            <text:p>Balaraj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</text:p>
          </table:table-cell>
          <table:table-cell office:value-type="string">
            <text:p>Bekas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</text:p>
          </table:table-cell>
          <table:table-cell office:value-type="string">
            <text:p>Cikar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</text:p>
          </table:table-cell>
          <table:table-cell office:value-type="string">
            <text:p>Karawang 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7</text:p>
          </table:table-cell>
          <table:table-cell office:value-type="string">
            <text:p>Depok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6"/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8</text:p>
          </table:table-cell>
          <table:table-cell office:value-type="string">
            <text:p>Bandung 2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6"/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9</text:p>
          </table:table-cell>
          <table:table-cell office:value-type="string">
            <text:p>Cirebo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6-05-07">
            <text:p>2016-05-07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20</text:p>
          </table:table-cell>
          <table:table-cell office:value-type="string">
            <text:p>Jatibar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20-08-26">
            <text:p>2020-08-26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21</text:p>
          </table:table-cell>
          <table:table-cell office:value-type="string">
            <text:p>Sukabum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9-12-23">
            <text:p>2019-12-23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22</text:p>
          </table:table-cell>
          <table:table-cell office:value-type="string">
            <text:p>Sub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8-12-15">
            <text:p>2018-12-15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23</text:p>
          </table:table-cell>
          <table:table-cell office:value-type="string">
            <text:p>Sumed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6-08-21">
            <text:p>2016-08-21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24</text:p>
          </table:table-cell>
          <table:table-cell office:value-type="string">
            <text:p>Tasikmalay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7-10-23">
            <text:p>2017-10-23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25</text:p>
          </table:table-cell>
          <table:table-cell office:value-type="string">
            <text:p>Garut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7-05-06">
            <text:p>2017-05-06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26</text:p>
          </table:table-cell>
          <table:table-cell office:value-type="string">
            <text:p>Kuning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20-03-07">
            <text:p>2020-03-07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27</text:p>
          </table:table-cell>
          <table:table-cell office:value-type="string">
            <text:p>Cimah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28</text:p>
          </table:table-cell>
          <table:table-cell office:value-type="string">
            <text:p>Cianju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3-06-10">
            <text:p>2013-06-10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29</text:p>
          </table:table-cell>
          <table:table-cell office:value-type="string">
            <text:p>Purwakart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0</text:p>
          </table:table-cell>
          <table:table-cell office:value-type="string">
            <text:p>Majalengk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1</text:p>
          </table:table-cell>
          <table:table-cell office:value-type="string">
            <text:p>Pelabuhan Ratu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2</text:p>
          </table:table-cell>
          <table:table-cell office:value-type="string">
            <text:p>Pamanuk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3</text:p>
          </table:table-cell>
          <table:table-cell office:value-type="string">
            <text:p>Patrol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4</text:p>
          </table:table-cell>
          <table:table-cell office:value-type="string">
            <text:p>Sore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5</text:p>
          </table:table-cell>
          <table:table-cell office:value-type="string">
            <text:p>Bogo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6</text:p>
          </table:table-cell>
          <table:table-cell office:value-type="string">
            <text:p>Cileungs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7</text:p>
          </table:table-cell>
          <table:table-cell office:value-type="string">
            <text:p>Leuwili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8</text:p>
          </table:table-cell>
          <table:table-cell office:value-type="string">
            <text:p>Jonggol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39</text:p>
          </table:table-cell>
          <table:table-cell office:value-type="string">
            <text:p>Cibino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0</text:p>
          </table:table-cell>
          <table:table-cell office:value-type="string">
            <text:p>Brebes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1</text:p>
          </table:table-cell>
          <table:table-cell office:value-type="string">
            <text:p>Kudus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2</text:p>
          </table:table-cell>
          <table:table-cell office:value-type="string">
            <text:p>Pekalong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3</text:p>
          </table:table-cell>
          <table:table-cell office:value-type="string">
            <text:p>Semar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4</text:p>
          </table:table-cell>
          <table:table-cell office:value-type="string">
            <text:p>Tegal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5</text:p>
          </table:table-cell>
          <table:table-cell office:value-type="string">
            <text:p>Pemal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6</text:p>
          </table:table-cell>
          <table:table-cell office:value-type="string">
            <text:p>Purwodad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5-03-08">
            <text:p>2015-03-08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7</text:p>
          </table:table-cell>
          <table:table-cell office:value-type="string">
            <text:p>Salatig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8</text:p>
          </table:table-cell>
          <table:table-cell office:value-type="string">
            <text:p>Blor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49</text:p>
          </table:table-cell>
          <table:table-cell office:value-type="string">
            <text:p>Bumi Ayu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0</text:p>
          </table:table-cell>
          <table:table-cell office:value-type="string">
            <text:p>Jepar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1</text:p>
          </table:table-cell>
          <table:table-cell office:value-type="string">
            <text:p>Pat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2</text:p>
          </table:table-cell>
          <table:table-cell office:value-type="string">
            <text:p>Ungar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3</text:p>
          </table:table-cell>
          <table:table-cell office:value-type="string">
            <text:p>Weler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4</text:p>
          </table:table-cell>
          <table:table-cell office:value-type="string">
            <text:p>Ambaraw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5</text:p>
          </table:table-cell>
          <table:table-cell office:value-type="string">
            <text:p>Limp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6</text:p>
          </table:table-cell>
          <table:table-cell office:value-type="string">
            <text:p>Kaje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7</text:p>
          </table:table-cell>
          <table:table-cell office:value-type="string">
            <text:p>Boj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8</text:p>
          </table:table-cell>
          <table:table-cell office:value-type="string">
            <text:p>Cepu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59</text:p>
          </table:table-cell>
          <table:table-cell office:value-type="string">
            <text:p>Randudongkal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0</text:p>
          </table:table-cell>
          <table:table-cell office:value-type="string">
            <text:p>Purwokert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1</text:p>
          </table:table-cell>
          <table:table-cell office:value-type="string">
            <text:p>Sol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2</text:p>
          </table:table-cell>
          <table:table-cell office:value-type="string">
            <text:p>Yogyakart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3</text:p>
          </table:table-cell>
          <table:table-cell office:value-type="string">
            <text:p>Cilacap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4</text:p>
          </table:table-cell>
          <table:table-cell office:value-type="string">
            <text:p>Klate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20-02-17">
            <text:p>2020-02-17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65</text:p>
          </table:table-cell>
          <table:table-cell office:value-type="string">
            <text:p>Cawas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6</text:p>
          </table:table-cell>
          <table:table-cell office:value-type="string">
            <text:p>Magel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7</text:p>
          </table:table-cell>
          <table:table-cell office:value-type="string">
            <text:p>Wonogir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8</text:p>
          </table:table-cell>
          <table:table-cell office:value-type="string">
            <text:p>Banjarnegar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69</text:p>
          </table:table-cell>
          <table:table-cell office:value-type="string">
            <text:p>Gombo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0</text:p>
          </table:table-cell>
          <table:table-cell office:value-type="string">
            <text:p>Kebume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8-03-11">
            <text:p>2018-03-11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71</text:p>
          </table:table-cell>
          <table:table-cell office:value-type="string">
            <text:p>Majen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2</text:p>
          </table:table-cell>
          <table:table-cell office:value-type="string">
            <text:p>Purbalingg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3</text:p>
          </table:table-cell>
          <table:table-cell office:value-type="string">
            <text:p>Purworejo 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4</text:p>
          </table:table-cell>
          <table:table-cell office:value-type="string">
            <text:p>Srage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5</text:p>
          </table:table-cell>
          <table:table-cell office:value-type="string">
            <text:p>Temangg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6</text:p>
          </table:table-cell>
          <table:table-cell office:value-type="string">
            <text:p>Wonosar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7</text:p>
          </table:table-cell>
          <table:table-cell office:value-type="string">
            <text:p>Wonosob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8</text:p>
          </table:table-cell>
          <table:table-cell office:value-type="string">
            <text:p>Bantul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79</text:p>
          </table:table-cell>
          <table:table-cell office:value-type="string">
            <text:p>Boyolal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0</text:p>
          </table:table-cell>
          <table:table-cell office:value-type="string">
            <text:p>Depok - Yogyakart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1</text:p>
          </table:table-cell>
          <table:table-cell office:value-type="string">
            <text:p>Karanganya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2</text:p>
          </table:table-cell>
          <table:table-cell office:value-type="string">
            <text:p>Sidarej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3</text:p>
          </table:table-cell>
          <table:table-cell office:value-type="string">
            <text:p>Banyuwang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4</text:p>
          </table:table-cell>
          <table:table-cell office:value-type="string">
            <text:p>Blita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20-11-16">
            <text:p>2020-11-16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85</text:p>
          </table:table-cell>
          <table:table-cell office:value-type="string">
            <text:p>Bojonegor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6</text:p>
          </table:table-cell>
          <table:table-cell office:value-type="string">
            <text:p>Gresik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7</text:p>
          </table:table-cell>
          <table:table-cell office:value-type="string">
            <text:p>Jomb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6"/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88</text:p>
          </table:table-cell>
          <table:table-cell office:value-type="string">
            <text:p>Kedir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89</text:p>
          </table:table-cell>
          <table:table-cell office:value-type="string">
            <text:p>Madiu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0</text:p>
          </table:table-cell>
          <table:table-cell office:value-type="string">
            <text:p>Mal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1</text:p>
          </table:table-cell>
          <table:table-cell office:value-type="string">
            <text:p>Mojokert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2</text:p>
          </table:table-cell>
          <table:table-cell office:value-type="string">
            <text:p>Sidoarj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3</text:p>
          </table:table-cell>
          <table:table-cell office:value-type="string">
            <text:p>Surabaya Timu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4</text:p>
          </table:table-cell>
          <table:table-cell office:value-type="string">
            <text:p>Tulung Ag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7-09-19">
            <text:p>2017-09-19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5</text:p>
          </table:table-cell>
          <table:table-cell office:value-type="string">
            <text:p>Jembe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6</text:p>
          </table:table-cell>
          <table:table-cell office:value-type="string">
            <text:p><text:s/>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6"/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97</text:p>
          </table:table-cell>
          <table:table-cell office:value-type="string">
            <text:p>Pasuru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8</text:p>
          </table:table-cell>
          <table:table-cell office:value-type="string">
            <text:p>Tub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99</text:p>
          </table:table-cell>
          <table:table-cell office:value-type="string">
            <text:p>Denpasa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0</text:p>
          </table:table-cell>
          <table:table-cell office:value-type="string">
            <text:p>Mataram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1</text:p>
          </table:table-cell>
          <table:table-cell office:value-type="string">
            <text:p>Benowo-Surabay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2</text:p>
          </table:table-cell>
          <table:table-cell office:value-type="string">
            <text:p>Gente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3</text:p>
          </table:table-cell>
          <table:table-cell office:value-type="string">
            <text:p>Kepanje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4</text:p>
          </table:table-cell>
          <table:table-cell office:value-type="string">
            <text:p>Kri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5</text:p>
          </table:table-cell>
          <table:table-cell office:value-type="string">
            <text:p>Lamong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6</text:p>
          </table:table-cell>
          <table:table-cell office:value-type="string">
            <text:p>Maget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7</text:p>
          </table:table-cell>
          <table:table-cell office:value-type="string">
            <text:p>Mojosar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8</text:p>
          </table:table-cell>
          <table:table-cell office:value-type="string">
            <text:p>Ngaw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09</text:p>
          </table:table-cell>
          <table:table-cell office:value-type="string">
            <text:p>Ponorog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0</text:p>
          </table:table-cell>
          <table:table-cell office:value-type="string">
            <text:p>Babat 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1</text:p>
          </table:table-cell>
          <table:table-cell office:value-type="string">
            <text:p>Singaraj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2</text:p>
          </table:table-cell>
          <table:table-cell office:value-type="string">
            <text:p>Gianya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3</text:p>
          </table:table-cell>
          <table:table-cell office:value-type="string">
            <text:p>Selo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4</text:p>
          </table:table-cell>
          <table:table-cell office:value-type="string">
            <text:p>Taban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5</text:p>
          </table:table-cell>
          <table:table-cell office:value-type="string">
            <text:p>Batam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6</text:p>
          </table:table-cell>
          <table:table-cell office:value-type="string">
            <text:p>Binja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8-02-23">
            <text:p>2018-02-23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17</text:p>
          </table:table-cell>
          <table:table-cell office:value-type="string">
            <text:p>Lubuk Pakam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8</text:p>
          </table:table-cell>
          <table:table-cell office:value-type="string">
            <text:p>Med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19</text:p>
          </table:table-cell>
          <table:table-cell office:value-type="string">
            <text:p>Pad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0</text:p>
          </table:table-cell>
          <table:table-cell office:value-type="string">
            <text:p>Pekanbaru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1</text:p>
          </table:table-cell>
          <table:table-cell office:value-type="string">
            <text:p>Tanjung Pin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2</text:p>
          </table:table-cell>
          <table:table-cell office:value-type="string">
            <text:p>Peraw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3</text:p>
          </table:table-cell>
          <table:table-cell office:value-type="string">
            <text:p>Duma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8-02-12">
            <text:p>2018-02-12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24</text:p>
          </table:table-cell>
          <table:table-cell office:value-type="string">
            <text:p>Dur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5</text:p>
          </table:table-cell>
          <table:table-cell office:value-type="string">
            <text:p>Kerinc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6</text:p>
          </table:table-cell>
          <table:table-cell office:value-type="string">
            <text:p>Padang Sidempu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8-12-23">
            <text:p>2018-12-23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27</text:p>
          </table:table-cell>
          <table:table-cell office:value-type="string">
            <text:p>Rantau Prapat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8</text:p>
          </table:table-cell>
          <table:table-cell office:value-type="string">
            <text:p>Tebing Tingg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29</text:p>
          </table:table-cell>
          <table:table-cell office:value-type="string">
            <text:p>Siak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0</text:p>
          </table:table-cell>
          <table:table-cell office:value-type="string">
            <text:p>Air Molek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1</text:p>
          </table:table-cell>
          <table:table-cell office:value-type="string">
            <text:p>Bangkin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2</text:p>
          </table:table-cell>
          <table:table-cell office:value-type="string">
            <text:p>Lipat Kai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3</text:p>
          </table:table-cell>
          <table:table-cell office:value-type="string">
            <text:p>Pangkalan Branda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4</text:p>
          </table:table-cell>
          <table:table-cell office:value-type="string">
            <text:p>Payakumbuh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5</text:p>
          </table:table-cell>
          <table:table-cell office:value-type="string">
            <text:p>Kandis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6</text:p>
          </table:table-cell>
          <table:table-cell office:value-type="string">
            <text:p>Stabat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7</text:p>
          </table:table-cell>
          <table:table-cell office:value-type="string">
            <text:p>Temb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8</text:p>
          </table:table-cell>
          <table:table-cell office:value-type="string">
            <text:p>Ujung Tanj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39</text:p>
          </table:table-cell>
          <table:table-cell office:value-type="string">
            <text:p>Bengkulu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0</text:p>
          </table:table-cell>
          <table:table-cell office:value-type="string">
            <text:p>Bet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6-03-28">
            <text:p>2016-03-28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1</text:p>
          </table:table-cell>
          <table:table-cell office:value-type="string">
            <text:p>Lubuk Linggau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2</text:p>
          </table:table-cell>
          <table:table-cell office:value-type="string">
            <text:p>Lamp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21-08-29">
            <text:p>2021-08-29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43</text:p>
          </table:table-cell>
          <table:table-cell office:value-type="string">
            <text:p>Prabumulih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4</text:p>
          </table:table-cell>
          <table:table-cell office:value-type="string">
            <text:p>Baturaj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5</text:p>
          </table:table-cell>
          <table:table-cell office:value-type="string">
            <text:p>Kayu Agu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6</text:p>
          </table:table-cell>
          <table:table-cell office:value-type="string">
            <text:p>Jamb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7</text:p>
          </table:table-cell>
          <table:table-cell office:value-type="string">
            <text:p>Palemb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8</text:p>
          </table:table-cell>
          <table:table-cell office:value-type="string">
            <text:p>Arga Makmu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49</text:p>
          </table:table-cell>
          <table:table-cell office:value-type="string">
            <text:p>Belit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0</text:p>
          </table:table-cell>
          <table:table-cell office:value-type="string">
            <text:p>Curup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1</text:p>
          </table:table-cell>
          <table:table-cell office:value-type="string">
            <text:p>Kuala Tungkal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2</text:p>
          </table:table-cell>
          <table:table-cell office:value-type="string">
            <text:p>Lahat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3</text:p>
          </table:table-cell>
          <table:table-cell office:value-type="string">
            <text:p>Metr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4</text:p>
          </table:table-cell>
          <table:table-cell office:value-type="string">
            <text:p>Muara Enim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21-03-15">
            <text:p>2021-03-15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55</text:p>
          </table:table-cell>
          <table:table-cell office:value-type="string">
            <text:p>Tembes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6</text:p>
          </table:table-cell>
          <table:table-cell office:value-type="string">
            <text:p>Tugu Muly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7</text:p>
          </table:table-cell>
          <table:table-cell office:value-type="string">
            <text:p>Sei Lili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8</text:p>
          </table:table-cell>
          <table:table-cell office:value-type="string">
            <text:p>Banjarmasin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59</text:p>
          </table:table-cell>
          <table:table-cell office:value-type="string">
            <text:p>Samarinda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0</text:p>
          </table:table-cell>
          <table:table-cell office:value-type="string">
            <text:p>Tenggaro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1</text:p>
          </table:table-cell>
          <table:table-cell office:value-type="string">
            <text:p>Tanjung Kalsel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7"/>
          <table:table-cell table:style-name="ce12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2</text:p>
          </table:table-cell>
          <table:table-cell office:value-type="string">
            <text:p>Palop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8-01-27">
            <text:p>2018-01-27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VALID</text:p>
          </table:table-cell>
          <table:table-cell table:number-columns-repeated="1017"/>
        </table:table-row>
        <table:table-row table:style-name="ro1">
          <table:table-cell office:value-type="string">
            <text:p>ho163</text:p>
          </table:table-cell>
          <table:table-cell office:value-type="string">
            <text:p>Gorontalo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4</text:p>
          </table:table-cell>
          <table:table-cell office:value-type="string">
            <text:p>Makassar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6-08-11">
            <text:p>2016-08-11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5</text:p>
          </table:table-cell>
          <table:table-cell office:value-type="string">
            <text:p>Palu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6</text:p>
          </table:table-cell>
          <table:table-cell office:value-type="string">
            <text:p>Pare-pare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7</text:p>
          </table:table-cell>
          <table:table-cell office:value-type="string">
            <text:p>Barabai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 office:value-type="date" office:date-value="2017-05-22">
            <text:p>2017-05-22</text:p>
          </table:table-cell>
          <table:table-cell table:style-name="ce11" office:value-type="string">
            <text:p>Ada</text:p>
          </table:table-cell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8</text:p>
          </table:table-cell>
          <table:table-cell office:value-type="string">
            <text:p>Pangkep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69</text:p>
          </table:table-cell>
          <table:table-cell office:value-type="string">
            <text:p>Pinr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>
          <table:table-cell office:value-type="string">
            <text:p>ho170</text:p>
          </table:table-cell>
          <table:table-cell office:value-type="string">
            <text:p>Sengkang</text:p>
          </table:table-cell>
          <table:table-cell office:value-type="string">
            <text:p>HO</text:p>
          </table:table-cell>
          <table:table-cell table:style-name="ce3" office:value-type="string">
            <text:p>xxxx</text:p>
          </table:table-cell>
          <table:table-cell table:style-name="ce5"/>
          <table:table-cell table:style-name="ce10"/>
          <table:table-cell table:style-name="ce13" office:value-type="string">
            <text:p>EXPIRED</text:p>
          </table:table-cell>
          <table:table-cell table:number-columns-repeated="1017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7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7:34:40</meta:creation-date>
    <dc:date>2017-10-25T07:36:29</dc:date>
    <dc:creator>akhmad daniel sembiring</dc:creator>
    <meta:editing-duration>PT1M49S</meta:editing-duration>
    <meta:editing-cycles>6</meta:editing-cycles>
    <meta:generator>OpenOffice/4.1.2$Unix OpenOffice.org_project/412m3$Build-9782</meta:generator>
    <meta:document-statistic meta:table-count="3" meta:cell-count="911" meta:object-count="0"/>
  </office:meta>
</office:document-meta>
</file>